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F16" svg:font-family="F16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language="en" fo:country="US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language="en" fo:country="US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language="en" fo:country="US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9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11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F16" fo:font-size="12pt" fo:language="en" fo:country="US" fo:font-style="normal" style:text-underline-style="none" fo:font-weight="normal" style:text-blinking="false" fo:background-color="transparent" style:font-name-asian="F16" style:font-size-asian="12pt" style:font-weight-asian="normal" style:font-name-complex="F16" style:font-size-complex="12pt" style:font-weight-complex="normal"/>
    </style:style>
    <style:style style:name="P1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1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1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17" style:family="paragraph" style:parent-style-name="Text_20_body">
      <style:paragraph-properties fo:margin-top="0cm" fo:margin-bottom="0cm" fo:line-height="100%" fo:break-before="page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ct Arimaa – CR13 : Wednesday, December, 10<text:span text:style-name="T1">th</text:span> </text:p>
      <text:p text:style-name="P8">Presents : Everyone, with<text:span text:style-name="T2"> and Christian Raymond</text:span></text:p>
      <text:h text:style-name="P1" text:outline-level="1">Order of business :</text:h>
      <text:list xml:id="list2715396500565953239" text:style-name="L1">
        <text:list-item>
          <text:p text:style-name="P10">Remarks about list of tasks</text:p>
        </text:list-item>
        <text:list-item>
          <text:p text:style-name="P10">Remarks about poker method</text:p>
        </text:list-item>
        <text:list-item>
          <text:p text:style-name="P10">CAF disappearing Gabriel part 2</text:p>
        </text:list-item>
        <text:list-item>
          <text:p text:style-name="P10">Artificial Intelligence, MCTS Algorithm, Agile methods, date with numbers</text:p>
        </text:list-item>
        <text:list-item>
          <text:p text:style-name="P10">There will always be problems or delays that come up (benoit part)</text:p>
        </text:list-item>
        <text:list-item>
          <text:p text:style-name="P10">Our main risk factor is the point number 1 :</text:p>
        </text:list-item>
        <text:list-item>
          <text:p text:style-name="P10">grid'5000 gabriel</text:p>
        </text:list-item>
        <text:list-item>
          <text:p text:style-name="P10">deux points</text:p>
        </text:list-item>
        <text:list-item>
          <text:p text:style-name="P11">The 5 kind of risks</text:p>
        </text:list-item>
        <text:list-item>
          <text:p text:style-name="P10">Questions report parts</text:p>
        </text:list-item>
      </text:list>
      <text:p text:style-name="P4"/>
      <text:h text:style-name="P1" text:outline-level="1">Information :</text:h>
      <text:list xml:id="list8352784783711510666" text:style-name="L2">
        <text:list-item>
          <text:p text:style-name="P12">Say what is the poker method</text:p>
        </text:list-item>
        <text:list-item>
          <text:p text:style-name="P12">how to handle the risks</text:p>
        </text:list-item>
        <text:list-item>
          <text:p text:style-name="P12">mardi 15h40</text:p>
        </text:list-item>
        <text:list-item>
          <text:p text:style-name="P12">jeudi 9h00</text:p>
        </text:list-item>
        <text:list-item>
          <text:p text:style-name="P12">diapos week end</text:p>
        </text:list-item>
        <text:list-item>
          <text:p text:style-name="P12">diapo</text:p>
        </text:list-item>
        <text:list-item>
          <text:p text:style-name="P12">monday 13:30 repeat text together 12:50 lunch</text:p>
        </text:list-item>
        <text:list-item>
          <text:p text:style-name="P12">replace hope</text:p>
        </text:list-item>
        <text:list-item>
          <text:p text:style-name="P12">intro changer base parler planning suite</text:p>
        </text:list-item>
        <text:list-item>
          <text:p text:style-name="P12">CAF puis le bordel OpenMP</text:p>
        </text:list-item>
      </text:list>
      <text:p text:style-name="P5"/>
      <text:h text:style-name="P3" text:outline-level="1">Planification</text:h>
      <text:p text:style-name="P6">Task<text:tab/><text:tab/><text:tab/><text:tab/><text:tab/><text:tab/><text:tab/><text:tab/><text:tab/>Responsible<text:tab/><text:tab/>Deadline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2/17</text:h>
      <text:p text:style-name="P13"/>
      <text:p text:style-name="P13"/>
      <text:p text:style-name="P17">Rename planning methods by developpement methodoly</text:p>
      <text:p text:style-name="P14">Do the correction</text:p>
      <text:p text:style-name="P14">caf specification</text:p>
      <text:p text:style-name="P14"/>
      <text:list xml:id="list3408810987221170121" text:style-name="L3">
        <text:list-item>
          <text:p text:style-name="P15">Introduction</text:p>
        </text:list-item>
        <text:list-item>
          <text:p text:style-name="P15">Agile methods</text:p>
          <text:list>
            <text:list-item>
              <text:p text:style-name="P15">Poker planning</text:p>
            </text:list-item>
            <text:list-item>
              <text:p text:style-name="P15">methodology</text:p>
            </text:list-item>
          </text:list>
        </text:list-item>
        <text:list-item>
          <text:p text:style-name="P15">Environment and risks analysis</text:p>
          <text:list>
            <text:list-item>
              <text:p text:style-name="P15">gabriel stuff (no date)</text:p>
            </text:list-item>
            <text:list-item>
              <text:p text:style-name="P15">risks</text:p>
            </text:list-item>
          </text:list>
        </text:list-item>
        <text:list-item>
          <text:p text:style-name="P15">Tasks planning</text:p>
          <text:list>
            <text:list-item>
              <text:p text:style-name="P15">Dates</text:p>
            </text:list-item>
            <text:list-item>
              <text:p text:style-name="P15">Gantt diagram</text:p>
            </text:list-item>
          </text:list>
        </text:list-item>
        <text:list-item>
          <text:p text:style-name="P15">Conclusion</text:p>
        </text:list-item>
      </text:list>
      <text:p text:style-name="P14"/>
      <text:p text:style-name="P14">Planning oral plan : (8 minutes – 3 people) Benoit, Prateek, Gabriel</text:p>
      <text:p text:style-name="P14"/>
      <text:list xml:id="list38465786" text:continue-list="list3408810987221170121" text:style-name="L3">
        <text:list-item text:start-value="1">
          <text:p text:style-name="P15">Introduction Mikail Gabriel</text:p>
        </text:list-item>
        <text:list-item>
          <text:p text:style-name="P15">Agile methods Prateek</text:p>
          <text:list>
            <text:list-item>
              <text:p text:style-name="P15">Poker Dan planningPrateek</text:p>
            </text:list-item>
            <text:list-item>
              <text:p text:style-name="P15">methodologyPrateek</text:p>
            </text:list-item>
          </text:list>
        </text:list-item>
        <text:list-item>
          <text:p text:style-name="P15">Environment and risks analysis</text:p>
          <text:list>
            <text:list-item>
              <text:p text:style-name="P15">gabriel stuff Gabriel</text:p>
            </text:list-item>
            <text:list-item>
              <text:p text:style-name="P15">risks Benoit</text:p>
            </text:list-item>
          </text:list>
        </text:list-item>
        <text:list-item>
          <text:p text:style-name="P15">Tasks planning</text:p>
          <text:list>
            <text:list-item>
              <text:p text:style-name="P15">Dates Benoit</text:p>
            </text:list-item>
            <text:list-item>
              <text:p text:style-name="P15">Chronology (baptiste et dan) Benoit</text:p>
            </text:list-item>
          </text:list>
        </text:list-item>
        <text:list-item>
          <text:p text:style-name="P15">Conclusion Benoit</text:p>
        </text:list-item>
      </text:list>
      <text:p text:style-name="P14"/>
      <text:p text:style-name="P14">Presentation oral plan : (20 minutes – 6 people)</text:p>
      <text:p text:style-name="P14"/>
      <text:list xml:id="list837483082300610806" text:style-name="L4">
        <text:list-item>
          <text:p text:style-name="P16">Introduction (Gabriel ou Mikail)</text:p>
        </text:list-item>
        <text:list-item>
          <text:p text:style-name="P16">presentation project Dan</text:p>
        </text:list-item>
        <text:list-item>
          <text:p text:style-name="P16">presentation of the Game Gabriel</text:p>
        </text:list-item>
        <text:list-item>
          <text:p text:style-name="P16">MCTS algo Benoit</text:p>
        </text:list-item>
        <text:list-item>
          <text:p text:style-name="P16">parallelization Mikail</text:p>
        </text:list-item>
        <text:list-item>
          <text:p text:style-name="P16">Architecture Dan + Prateek</text:p>
        </text:list-item>
        <text:list-item>
          <text:p text:style-name="P16">Specifications : Solutions + product + agile (development method)</text:p>
          <text:p text:style-name="P16">agile for prateek, solutions Baptiste critères de produit (specifications <text:soft-page-break/>+ contraintes) Baptiste</text:p>
        </text:list-item>
        <text:list-item>
          <text:p text:style-name="P16">chronology Benoit</text:p>
        </text:list-item>
        <text:list-item>
          <text:p text:style-name="P16">Conclusion (Gabriel ou Mikai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F16" svg:font-family="F16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2-10T18:32:24.34</dc:date>
    <dc:creator>Dan </dc:creator>
    <meta:editing-duration>P1DT7H43M42S</meta:editing-duration>
    <meta:editing-cycles>658</meta:editing-cycles>
    <meta:generator>OpenOffice/4.1.1$Win32 OpenOffice.org_project/411m6$Build-9775</meta:generator>
    <meta:document-statistic meta:table-count="0" meta:image-count="0" meta:object-count="0" meta:page-count="3" meta:paragraph-count="65" meta:word-count="313" meta:character-count="1829"/>
  </office:meta>
</office:document-meta>
</file>